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top"/>
    </style:style>
    <style:style style:name="gr3" style:family="graphic" style:parent-style-name="standard">
      <style:graphic-properties draw:stroke="dash" draw:stroke-dash="Fine_20_Dashed" draw:marker-end="Arrow" draw:marker-end-width="0.3cm" draw:textarea-horizontal-align="center" draw:textarea-vertical-align="to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none" fo:min-height="0.684cm"/>
    </style:style>
    <style:style style:name="P1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4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5.08cm" svg:height="1.27cm" svg:x="6.08cm" svg:y="5.445cm">
          <draw:glue-point draw:id="4" svg:x="-1.666cm" svg:y="5cm"/>
          <draw:glue-point draw:id="5" svg:x="1.666cm" svg:y="5cm"/>
          <text:p text:style-name="P1"><text:span text:style-name="T1">prezentacijsk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" draw:layer="layout" svg:width="5.08cm" svg:height="1.27cm" svg:x="6.08cm" svg:y="9.255cm">
          <draw:glue-point draw:id="4" svg:x="-1.666cm" svg:y="-5cm"/>
          <draw:glue-point draw:id="5" svg:x="1.666cm" svg:y="-5cm"/>
          <draw:glue-point draw:id="6" svg:x="-1.666cm" svg:y="5cm"/>
          <draw:glue-point draw:id="7" svg:x="1.666cm" svg:y="5cm"/>
          <text:p text:style-name="P1"><text:span text:style-name="T1">logičk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5.08cm" svg:height="1.27cm" svg:x="6.08cm" svg:y="13.065cm">
          <draw:glue-point draw:id="4" svg:x="-1.666cm" svg:y="-5cm"/>
          <draw:glue-point draw:id="5" svg:x="1.666cm" svg:y="-5cm"/>
          <text:p text:style-name="P1"><text:span text:style-name="T1">podatkovn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7.774cm" svg:y1="6.715cm" svg:x2="7.774cm" svg:y2="9.255cm" draw:start-shape="id1" draw:start-glue-point="4" draw:end-shape="id2" draw:end-glue-point="4">
          <text:p text:style-name="P7"/>
        </draw:connector>
        <draw:connector draw:style-name="gr3" draw:text-style-name="P3" draw:layer="layout" svg:x1="9.466cm" svg:y1="9.255cm" svg:x2="9.466cm" svg:y2="6.715cm" draw:start-shape="id2" draw:start-glue-point="5" draw:end-shape="id1" draw:end-glue-point="5">
          <text:p text:style-name="P7"/>
        </draw:connector>
        <draw:frame draw:style-name="gr4" draw:text-style-name="P5" draw:id="id3" draw:layer="layout" svg:width="5.87cm" svg:height="1.402cm" svg:x="5.686cm" svg:y="2.27cm">
          <draw:text-box>
            <text:p text:style-name="P4"><text:span text:style-name="T1">Apache Tomcat</text:span></text:p>
          </draw:text-box>
        </draw:frame>
        <draw:connector draw:style-name="gr5" draw:text-style-name="P6" draw:layer="layout" svg:x1="8.621cm" svg:y1="3.672cm" svg:x2="8.62cm" svg:y2="5.445cm" draw:start-shape="id3" draw:start-glue-point="2" draw:end-shape="id1" draw:end-glue-point="0">
          <text:p text:style-name="P7"/>
        </draw:connector>
        <draw:connector draw:style-name="gr6" draw:text-style-name="P6" draw:layer="layout" svg:x1="7.774cm" svg:y1="10.525cm" svg:x2="7.774cm" svg:y2="13.065cm" draw:start-shape="id2" draw:start-glue-point="6" draw:end-shape="id4" draw:end-glue-point="4">
          <text:p text:style-name="P7"/>
        </draw:connector>
        <draw:connector draw:style-name="gr7" draw:text-style-name="P6" draw:layer="layout" svg:x1="9.466cm" svg:y1="13.065cm" svg:x2="9.466cm" svg:y2="10.525cm" draw:start-shape="id4" draw:start-glue-point="5" draw:end-shape="id2" draw:end-glue-point="7">
          <text:p text:style-name="P7"/>
        </draw:connector>
        <draw:frame draw:style-name="gr8" draw:text-style-name="P1" draw:layer="layout" svg:width="3.271cm" svg:height="1.402cm" svg:x="9.255cm" svg:y="7.218cm">
          <draw:text-box>
            <text:p text:style-name="P1"><text:span text:style-name="T1">rezultat</text:span></text:p>
          </draw:text-box>
        </draw:frame>
        <draw:frame draw:style-name="gr8" draw:text-style-name="P1" draw:layer="layout" svg:width="3.271cm" svg:height="1.402cm" svg:x="9.255cm" svg:y="11.16cm">
          <draw:text-box>
            <text:p text:style-name="P1"><text:span text:style-name="T1">rezultat</text:span></text:p>
          </draw:text-box>
        </draw:frame>
        <draw:custom-shape draw:style-name="gr1" draw:text-style-name="P1" draw:id="id5" draw:layer="layout" svg:width="2.54cm" svg:height="1.27cm" svg:x="14.97cm" svg:y="9.255cm">
          <draw:glue-point draw:id="4" svg:x="-3.75cm" svg:y="-4.997cm"/>
          <draw:glue-point draw:id="5" svg:x="3.75cm" svg:y="-4.997cm"/>
          <draw:glue-point draw:id="6" svg:x="-3.75cm" svg:y="5.002cm"/>
          <draw:glue-point draw:id="7" svg:x="3.75cm" svg:y="5.002cm"/>
          <text:p text:style-name="P1"><text:span text:style-name="T1">model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1.16cm" svg:y1="6.08cm" svg:x2="14.97cm" svg:y2="9.89cm" draw:start-shape="id1" draw:start-glue-point="1" draw:end-shape="id5" draw:end-glue-point="3">
          <text:p text:style-name="P7"/>
        </draw:connector>
        <draw:connector draw:style-name="gr5" draw:text-style-name="P6" draw:layer="layout" draw:type="line" svg:x1="11.16cm" svg:y1="9.89cm" svg:x2="14.97cm" svg:y2="9.89cm" draw:start-shape="id2" draw:start-glue-point="1" draw:end-shape="id5" draw:end-glue-point="3">
          <text:p text:style-name="P7"/>
        </draw:connector>
        <draw:connector draw:style-name="gr5" draw:text-style-name="P6" draw:layer="layout" draw:type="line" svg:x1="11.16cm" svg:y1="13.7cm" svg:x2="14.97cm" svg:y2="9.89cm" draw:start-shape="id4" draw:start-glue-point="1" draw:end-shape="id5" draw:end-glue-point="3">
          <text:p text:style-name="P7"/>
        </draw:connector>
        <draw:frame draw:style-name="gr4" draw:text-style-name="P5" draw:layer="layout" svg:width="2.526cm" svg:height="1.402cm" svg:x="5.445cm" svg:y="11.16cm">
          <draw:text-box>
            <text:p text:style-name="P7"><text:span text:style-name="T1">koristi</text:span></text:p>
          </draw:text-box>
        </draw:frame>
        <draw:frame draw:style-name="gr4" draw:text-style-name="P5" draw:layer="layout" svg:width="2.526cm" svg:height="1.402cm" svg:x="5.445cm" svg:y="7.218cm">
          <draw:text-box>
            <text:p text:style-name="P7"><text:span text:style-name="T1">korist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hr" fo:country="HR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iro</meta:initial-creator>
    <meta:creation-date>2008-02-29T21:06:08</meta:creation-date>
    <dc:creator>Miro</dc:creator>
    <dc:date>2008-03-29T14:51:33</dc:date>
    <meta:editing-cycles>11</meta:editing-cycles>
    <meta:editing-duration>PT28M54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